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abe5c" officeooo:paragraph-rsid="000abe5c" style:font-weight-asian="bold" style:font-weight-complex="bold"/>
    </style:style>
    <style:style style:name="P2" style:family="paragraph" style:parent-style-name="Standard">
      <style:paragraph-properties fo:text-align="justify" style:justify-single-word="false"/>
      <style:text-properties officeooo:rsid="0014f928" officeooo:paragraph-rsid="0014f928"/>
    </style:style>
    <style:style style:name="P3" style:family="paragraph" style:parent-style-name="Standard">
      <style:paragraph-properties fo:text-align="justify" style:justify-single-word="false"/>
      <style:text-properties officeooo:rsid="00150a00" officeooo:paragraph-rsid="00150a00"/>
    </style:style>
    <style:style style:name="P4" style:family="paragraph" style:parent-style-name="Standard">
      <style:paragraph-properties fo:text-align="justify" style:justify-single-word="false"/>
      <style:text-properties style:text-underline-style="none" officeooo:rsid="00150a00" officeooo:paragraph-rsid="00150a00"/>
    </style:style>
    <style:style style:name="T1" style:family="text">
      <style:text-properties officeooo:rsid="0014f92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6c1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un script at system startup + Mouse scrolling</text:span> TUTORIAL</text:p>
      <text:p text:style-name="P2"><text:tab/>There is often a need for running some commands at system startup. There is more, than single path to achieve this task, this is an example. Moreover some basic mouse scrolling functionality is provided this way.</text:p>
      <text:p text:style-name="P2">1) install imwheel package:</text:p>
      <text:p text:style-name="P2"><text:tab/>#sudo aptitude install -y imwheel</text:p>
      <text:p text:style-name="P2">2) scroll by 5 lines:</text:p>
      <text:p text:style-name="P2"><text:tab/>#vim ~/.imwheelrc</text:p>
      <text:p text:style-name="P2"><text:tab/><text:tab/>„.*”<text:line-break/><text:tab/><text:tab/>None, Up, Button4, 5</text:p>
      <text:p text:style-name="P2"><text:tab/><text:tab/>None, Down, Button5, 5</text:p>
      <text:p text:style-name="P2"><text:tab/><text:tab/>Control_L, Up, Control_L|Button4</text:p>
      <text:p text:style-name="P2"><text:tab/><text:tab/>Control_L,Down, Control_L|Button5</text:p>
      <text:p text:style-name="P2"><text:tab/><text:tab/>Shift_L, Up, Shift_L|Button4</text:p>
      <text:p text:style-name="P2"><text:tab/><text:tab/>Shift_L, Down, Shift_L|Button5</text:p>
      <text:p text:style-name="P3">3) <text:span text:style-name="T2">enable earch login run </text:span><text:span text:style-name="T3">of „.script.sh”</text:span></text:p>
      <text:p text:style-name="P4"><text:tab/>#vim ~/.profile</text:p>
      <text:p text:style-name="P4"><text:tab/><text:tab/>~/.script.sh<text:line-break/><text:tab/>#vim ~/.script.sh</text:p>
      <text:p text:style-name="P4"><text:tab/><text:tab/>#!/bin/bash</text:p>
      <text:p text:style-name="P4"><text:tab/><text:tab/>imwheel &amp;&gt;&gt; /dev/null</text:p>
      <text:p text:style-name="P4"><text:tab/><text:tab/>exit 0</text:p>
      <text:p text:style-name="P4"><text:tab/>#sudo chmod +x ~/.script.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09:55:23.901201863</meta:creation-date>
    <dc:date>2019-02-05T17:53:45.498983766</dc:date>
    <meta:editing-duration>PT50M27S</meta:editing-duration>
    <meta:editing-cycles>13</meta:editing-cycles>
    <meta:generator>LibreOffice/5.1.6.2$Linux_X86_64 LibreOffice_project/10m0$Build-2</meta:generator>
    <meta:document-statistic meta:table-count="0" meta:image-count="0" meta:object-count="0" meta:page-count="1" meta:paragraph-count="19" meta:word-count="103" meta:character-count="714" meta:non-whitespace-character-count="602"/>
  </office:meta>
</office:document-meta>
</file>